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umType.EnumType( String [ ] [ ] enumValues , String [ ] [ ] deprecatedValues , String requiredRuntimeVersion , AnnotationGrammar parentGramm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